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in" style:contextual-spacing="false" fo:break-before="page"/>
      <style:text-properties officeooo:paragraph-rsid="000d6ee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>
      <style:paragraph-properties fo:margin-top="0in" fo:margin-bottom="0.0598in" style:contextual-spacing="false"/>
    </style:style>
    <style:style style:name="P10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top="0in" fo:margin-bottom="0.1in" style:contextual-spacing="false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0dfa5f"/>
    </style:style>
    <style:style style:name="P13" style:family="paragraph" style:parent-style-name="Text_20_body">
      <style:paragraph-properties fo:margin-top="0in" fo:margin-bottom="0in" style:contextual-spacing="false" fo:break-before="page"/>
      <style:text-properties officeooo:paragraph-rsid="000dfa5f"/>
    </style:style>
    <style:style style:name="P14" style:family="paragraph" style:parent-style-name="Text_20_body">
      <style:paragraph-properties fo:margin-top="0in" fo:margin-bottom="0in" style:contextual-spacing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fce5a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916. Word Subsets</text:h>
      <text:p text:style-name="P4">You are given two string arrays <text:span text:style-name="Source_20_Text"><text:span text:style-name="T1">words1</text:span></text:span> and <text:span text:style-name="Source_20_Text"><text:span text:style-name="T1">words2</text:span></text:span>.</text:p>
      <text:p text:style-name="P4">A string <text:span text:style-name="Source_20_Text"><text:span text:style-name="T1">b</text:span></text:span> is a <text:span text:style-name="Strong_20_Emphasis"><text:span text:style-name="T2">subset</text:span></text:span> of string <text:span text:style-name="Source_20_Text"><text:span text:style-name="T1">a</text:span></text:span> if every letter in <text:span text:style-name="Source_20_Text"><text:span text:style-name="T1">b</text:span></text:span> occurs in <text:span text:style-name="Source_20_Text"><text:span text:style-name="T1">a</text:span></text:span> including multiplicity.</text:p>
      <text:list text:style-name="L1">
        <text:list-item>
          <text:p text:style-name="P5">For example, <text:span text:style-name="Source_20_Text"><text:span text:style-name="T1">"wrr"</text:span></text:span> is a subset of <text:span text:style-name="Source_20_Text"><text:span text:style-name="T1">"warrior"</text:span></text:span> but is not a subset of <text:span text:style-name="Source_20_Text"><text:span text:style-name="T1">"world"</text:span></text:span>.</text:p>
        </text:list-item>
      </text:list>
      <text:p text:style-name="P4">A string <text:span text:style-name="Source_20_Text"><text:span text:style-name="T1">a</text:span></text:span> from <text:span text:style-name="Source_20_Text"><text:span text:style-name="T1">words1</text:span></text:span> is <text:span text:style-name="Strong_20_Emphasis"><text:span text:style-name="T2">universal</text:span></text:span> if for every string <text:span text:style-name="Source_20_Text"><text:span text:style-name="T1">b</text:span></text:span> in <text:span text:style-name="Source_20_Text"><text:span text:style-name="T1">words2</text:span></text:span>, <text:span text:style-name="Source_20_Text"><text:span text:style-name="T1">b</text:span></text:span> is a subset of <text:span text:style-name="Source_20_Text"><text:span text:style-name="T1">a</text:span></text:span>.</text:p>
      <text:p text:style-name="P4">Return an array of all the <text:span text:style-name="Strong_20_Emphasis"><text:span text:style-name="T2">universal</text:span></text:span> strings in <text:span text:style-name="Source_20_Text"><text:span text:style-name="T1">words1</text:span></text:span>. You may return the answer in <text:span text:style-name="Strong_20_Emphasis"><text:span text:style-name="T2">any order</text:span></text:span>.</text:p>
      <text:p text:style-name="P4"> </text:p>
      <text:p text:style-name="P4"><text:span text:style-name="Strong_20_Emphasis"><text:span text:style-name="T2">Example 1:</text:span></text:span></text:p>
      <text:p text:style-name="P3"><text:span text:style-name="Strong_20_Emphasis"><text:span text:style-name="T2">Input:</text:span></text:span> words1 = ["amazon","apple","facebook","google","leetcode"], words2 = ["e","o"]</text:p>
      <text:p text:style-name="P2"><text:span text:style-name="Strong_20_Emphasis"><text:span text:style-name="T2">Output:</text:span></text:span> ["facebook","google","leetcode"]</text:p>
      <text:p text:style-name="P4"><text:span text:style-name="Strong_20_Emphasis"><text:span text:style-name="T2">Example 2:</text:span></text:span></text:p>
      <text:p text:style-name="P3"><text:span text:style-name="Strong_20_Emphasis"><text:span text:style-name="T2">Input:</text:span></text:span> words1 = ["amazon","apple","facebook","google","leetcode"], words2 = ["l","e"]</text:p>
      <text:p text:style-name="P2"><text:span text:style-name="Strong_20_Emphasis"><text:span text:style-name="T2">Output:</text:span></text:span> ["apple","google","leetcode"]</text:p>
      <text:p text:style-name="P4"> </text:p>
      <text:p text:style-name="P4"><text:span text:style-name="Strong_20_Emphasis"><text:span text:style-name="T2">Constraints:</text:span></text:span></text:p>
      <text:list text:style-name="L2">
        <text:list-item>
          <text:p text:style-name="P7"><text:span text:style-name="Source_20_Text"><text:span text:style-name="T1">1 &lt;= words1.length, words2.length &lt;= </text:span></text:span><text:span text:style-name="Source_20_Text"><text:span text:style-name="T1"><draw:frame draw:style-name="fr1" draw:name="Object1" text:anchor-type="as-char" svg:y="-0.2161in" svg:width="0.4228in" svg:height="0.261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7"><text:span text:style-name="Source_20_Text"><text:span text:style-name="T1">1 &lt;= words1[i].length, words2[i].length &lt;= 10</text:span></text:span></text:p>
        </text:list-item>
        <text:list-item>
          <text:p text:style-name="P7"><text:span text:style-name="Source_20_Text"><text:span text:style-name="T1">words1[i]</text:span></text:span> and <text:span text:style-name="Source_20_Text"><text:span text:style-name="T1">words2[i]</text:span></text:span> consist only of lowercase English letters.</text:p>
        </text:list-item>
        <text:list-item>
          <text:p text:style-name="P8">All the strings of <text:span text:style-name="Source_20_Text"><text:span text:style-name="T1">words1</text:span></text:span> are <text:span text:style-name="Strong_20_Emphasis"><text:span text:style-name="T2">unique</text:span></text:span>.</text:p>
        </text:list-item>
      </text:list>
      <text:p text:style-name="Text_20_body"/>
      <text:h text:style-name="P1" text:outline-level="1">916. Word Subsets</text:h>
      <text:p text:style-name="P6">/*</text:p>
      <text:p text:style-name="P10"><text:s text:c="4"/>Counting+Hashing</text:p>
      <text:p text:style-name="P6"><text:s text:c="4"/>Time compelxity: <draw:frame draw:style-name="fr1" draw:name="Object2" text:anchor-type="as-char" svg:y="-0.1909in" svg:width="4.2862in" svg:height="0.26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><text:s text:c="4"/>Space compelxity: <draw:frame draw:style-name="fr1" draw:name="Object3" text:anchor-type="as-char" svg:y="-0.1909in" svg:width="1.6638in" svg:height="0.266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<text:s text:c="4"/><draw:frame draw:style-name="fr1" draw:name="Object5" text:anchor-type="as-char" svg:y="-0.1862in" svg:width="0.3118in" svg:height="0.2618in" draw:z-index="4"><draw:object xlink:href="./Object 5" xlink:type="simple" xlink:show="embed" xlink:actuate="onLoad"/><draw:image xlink:href="./ObjectReplacements/Object 5" xlink:type="simple" xlink:show="embed" xlink:actuate="onLoad"/></draw:frame>: number of words in the <text:s/>list words1</text:p>
      <text:p text:style-name="P6"><text:s text:c="4"/><draw:frame draw:style-name="fr1" draw:name="Object6" text:anchor-type="as-char" svg:y="-0.1862in" svg:width="0.2661in" svg:height="0.2618in" draw:z-index="5"><draw:object xlink:href="./Object 6" xlink:type="simple" xlink:show="embed" xlink:actuate="onLoad"/><draw:image xlink:href="./ObjectReplacements/Object 6" xlink:type="simple" xlink:show="embed" xlink:actuate="onLoad"/></draw:frame>: size of each word in words1</text:p>
      <text:p text:style-name="P6"><text:s text:c="4"/><draw:frame draw:style-name="fr1" draw:name="Object7" text:anchor-type="as-char" svg:y="-0.1862in" svg:width="0.3138in" svg:height="0.2618in" draw:z-index="6"><draw:object xlink:href="./Object 7" xlink:type="simple" xlink:show="embed" xlink:actuate="onLoad"/><draw:image xlink:href="./ObjectReplacements/Object 7" xlink:type="simple" xlink:show="embed" xlink:actuate="onLoad"/></draw:frame>: number of words in the <text:s/>list words2</text:p>
      <text:p text:style-name="P6"><text:s text:c="4"/><draw:frame draw:style-name="fr1" draw:name="Object4" text:anchor-type="as-char" svg:y="-0.1862in" svg:width="0.2681in" svg:height="0.2618in" draw:z-index="3"><draw:object xlink:href="./Object 4" xlink:type="simple" xlink:show="embed" xlink:actuate="onLoad"/><draw:image xlink:href="./ObjectReplacements/Object 4" xlink:type="simple" xlink:show="embed" xlink:actuate="onLoad"/></draw:frame>: size of each word in words2</text:p>
      <text:p text:style-name="P6">*/</text:p>
      <text:p text:style-name="P6">typedef std::vector&lt;std::string&gt; vs;</text:p>
      <text:p text:style-name="P6">typedef std::vector&lt;int&gt; vi;</text:p>
      <text:p text:style-name="P6">class Solution {</text:p>
      <text:p text:style-name="P6"><text:s text:c="4"/>public:</text:p>
      <text:p text:style-name="P6"><text:s text:c="8"/>vector&lt;string&gt; wordSubsets(vs&amp; words1, vs&amp; words2){ <text:s text:c="11"/></text:p>
      <text:p text:style-name="P6"><text:s text:c="12"/><text:span text:style-name="T5">// For each word in words1, coompute the frequencies of its letters</text:span></text:p>
      <text:p text:style-name="P6"><text:s text:c="12"/>std::unordered_map&lt;std::string,vi&gt; word_freq;</text:p>
      <text:p text:style-name="P6"><text:s text:c="12"/>for(auto&amp; word: words1){</text:p>
      <text:p text:style-name="P6"><text:s text:c="16"/>vi freq(26,0);</text:p>
      <text:p text:style-name="P6"><text:s text:c="16"/>for(auto&amp; letter: word) freq[letter-'a']++;</text:p>
      <text:p text:style-name="P6"><text:s text:c="16"/>word_freq[word]=freq;</text:p>
      <text:p text:style-name="P11"><text:s text:c="12"/>}</text:p>
      <text:p text:style-name="P6"><text:s text:c="10"/><text:span text:style-name="T5"><text:s text:c="2"/>// For each word in words2, compute the frequencies of its letters</text:span></text:p>
      <text:p text:style-name="P6"><text:s text:c="12"/>vi freq2(26,0);</text:p>
      <text:p text:style-name="P6"><text:s text:c="12"/>for(auto&amp; word: words2){</text:p>
      <text:p text:style-name="P6"><text:s text:c="16"/>vi freq(26,0);</text:p>
      <text:p text:style-name="P6"><text:s text:c="16"/>for(auto&amp; letter: word) freq[letter-'a']++;</text:p>
      <text:p text:style-name="P6"/>
      <text:p text:style-name="P6"><text:s text:c="16"/><text:span text:style-name="T5">// For ea</text:span><text:span text:style-name="T6">c</text:span><text:span text:style-name="T5">h letter in word, determine its max frequency</text:span></text:p>
      <text:p text:style-name="P6"><text:s text:c="16"/>for(int i=0;i&lt;26;++i) freq2[i]=std::max(freq2[i],freq[i]);</text:p>
      <text:p text:style-name="P9"><text:s text:c="12"/>}</text:p>
      <text:p text:style-name="P12"><text:s text:c="8"/><text:span text:style-name="T5"><text:s text:c="4"/></text:span></text:p>
      <text:p text:style-name="P13"><text:span text:style-name="T5"><text:s text:c="12"/>// For each word (from words1) stored in the hash table</text:span></text:p>
      <text:p text:style-name="P6"><text:s text:c="12"/>vs ans;</text:p>
      <text:p text:style-name="P6"><text:s text:c="12"/>for(auto&amp; [word,freq1]: word_freq){</text:p>
      <text:p text:style-name="P6"><text:s text:c="11"/><text:span text:style-name="T10"><text:s text:c="5"/>// Check if all its letters exist in each word from words2</text:span></text:p>
      <text:p text:style-name="P14"><text:s text:c="16"/>// if the frequency of each letter the word is greater or equal than the</text:p>
      <text:p text:style-name="P14"><text:s text:c="16"/>// maximum frequency of all words from words2, then the word is universal.</text:p>
      <text:p text:style-name="P6"><text:s text:c="16"/>int i=0;</text:p>
      <text:p text:style-name="P6"><text:s text:c="16"/>while( i&lt;26 &amp;&amp; freq2[i]&lt;=freq1[i]) i++;</text:p>
      <text:p text:style-name="P6"><text:s text:c="16"/>if(i==26) ans.push_back(word);</text:p>
      <text:p text:style-name="P6"><text:s text:c="12"/>}</text:p>
      <text:p text:style-name="P6"><text:s text:c="12"/>return ans;</text:p>
      <text:p text:style-name="P6"><text:s text:c="8"/>}</text:p>
      <text:p text:style-name="P6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8:56:46.824018903</meta:creation-date>
    <dc:date>2025-01-10T19:01:27.185355461</dc:date>
    <meta:editing-duration>PT4M42S</meta:editing-duration>
    <meta:editing-cycles>4</meta:editing-cycles>
    <meta:generator>LibreOffice/24.2.7.2$Linux_X86_64 LibreOffice_project/420$Build-2</meta:generator>
    <meta:document-statistic meta:table-count="0" meta:image-count="0" meta:object-count="7" meta:page-count="3" meta:paragraph-count="64" meta:word-count="327" meta:character-count="2553" meta:non-whitespace-character-count="1848"/>
  </office:meta>
</office:document-meta>
</file>

<file path=Object 1/content.xml><?xml version="1.0" encoding="utf-8"?>
<math xmlns="http://www.w3.org/1998/Math/MathML" display="block">
  <semantics>
    <msup>
      <mn>10</mn>
      <mn>4</mn>
    </msup>
    <annotation encoding="StarMath 5.0">10^4</annotation>
  </semantics>
</math>
</file>

<file path=Object 2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sub>
                <mi>n</mi>
                <mn>1</mn>
              </msub>
              <mi>.</mi>
              <mrow>
                <msub>
                  <mi>l</mi>
                  <mn>1</mn>
                </msub>
                <mo stretchy="false">+</mo>
                <msub>
                  <mi>n</mi>
                  <mn>2</mn>
                </msub>
              </mrow>
              <mi>.</mi>
              <mrow>
                <mrow>
                  <mo fence="true" form="prefix" stretchy="false">(</mo>
                  <mrow>
                    <mrow>
                      <msub>
                        <mi>l</mi>
                        <mn>2</mn>
                      </msub>
                      <mo stretchy="false">+</mo>
                      <mn>26</mn>
                    </mrow>
                  </mrow>
                  <mo fence="true" form="postfix" stretchy="false">)</mo>
                </mrow>
                <mo stretchy="false">+</mo>
                <msub>
                  <mi>n</mi>
                  <mn>1</mn>
                </msub>
              </mrow>
              <mi>.</mi>
              <mn>26</mn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sub>
              <mi>n</mi>
              <mn>1</mn>
            </msub>
            <mi>.</mi>
            <mrow>
              <msub>
                <mi>l</mi>
                <mn>1</mn>
              </msub>
              <mo stretchy="false">+</mo>
              <msub>
                <mi>n</mi>
                <mn>2</mn>
              </msub>
            </mrow>
            <mi>.</mi>
            <mrow>
              <msub>
                <mi>l</mi>
                <mn>2</mn>
              </msub>
              <mo stretchy="false">+</mo>
              <msub>
                <mi>n</mi>
                <mn>1</mn>
              </msub>
            </mrow>
          </mrow>
        </mrow>
        <mo fence="true" form="postfix" stretchy="false">)</mo>
      </mrow>
    </mrow>
    <annotation encoding="StarMath 5.0">O(n_1 . l_1 + n_2 . (l_2+26)+n_1 . 26)=O(n_1 . l_1+ n_2 . l_2+n_1)</annotation>
  </semantics>
</math>
</file>

<file path=Object 3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sub>
                <mi>n</mi>
                <mn>1</mn>
              </msub>
              <mo stretchy="false">+</mo>
              <mn>26</mn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sub>
            <mi>n</mi>
            <mn>1</mn>
          </msub>
        </mrow>
        <mo fence="true" form="postfix" stretchy="false">)</mo>
      </mrow>
    </mrow>
    <annotation encoding="StarMath 5.0">O(n_1+26)=O(n_1)</annotation>
  </semantics>
</math>
</file>

<file path=Object 4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5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6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7/content.xml><?xml version="1.0" encoding="utf-8"?>
<math xmlns="http://www.w3.org/1998/Math/MathML" display="block">
  <semantics>
    <msub>
      <mi>n</mi>
      <mn>2</mn>
    </msub>
    <annotation encoding="StarMath 5.0">n_2</annotation>
  </semantics>
</math>
</file>